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عادي" style:master-page-name="MP0" style:family="paragraph">
      <style:paragraph-properties fo:break-before="page"/>
      <style:text-properties style:font-name="Arial" style:font-name-complex="Arial" fo:color="#222222" fo:background-color="#FFFFFF"/>
    </style:style>
    <style:style style:name="P2" style:parent-style-name="عادي" style:family="paragraph">
      <style:paragraph-properties fo:text-align="end"/>
    </style:style>
    <style:style style:name="P3" style:parent-style-name="عادي" style:family="paragraph">
      <style:paragraph-properties fo:text-align="end"/>
    </style:style>
    <style:style style:name="P4" style:parent-style-name="عادي" style:family="paragraph">
      <style:paragraph-properties fo:text-align="end"/>
    </style:style>
    <style:style style:name="P5" style:parent-style-name="عادي" style:family="paragraph">
      <style:paragraph-properties fo:text-align="center" style:writing-mode="lr-tb" fo:line-height="200%"/>
    </style:style>
    <style:style style:name="P6" style:parent-style-name="عادي" style:family="paragraph">
      <style:paragraph-properties fo:text-align="center" style:writing-mode="lr-tb" fo:line-height="200%"/>
    </style:style>
    <style:style style:name="P7" style:parent-style-name="عادي" style:family="paragraph">
      <style:paragraph-properties fo:text-align="center" style:writing-mode="lr-tb" fo:line-height="200%"/>
    </style:style>
    <style:style style:name="P8" style:parent-style-name="عادي" style:family="paragraph">
      <style:paragraph-properties fo:text-align="end"/>
    </style:style>
  </office:automatic-styles>
  <office:body>
    <office:text text:use-soft-page-breaks="true">
      <text:p text:style-name="P1">ملخص الخبرة</text:p>
      <text:p text:style-name="P2">Worked in a national restaurant group part-time. Cashier, delivering orders. With commitment, I was promoted to a supervisor of a branch and then a regional manager in the company. Then I appointed the assistant general manager and with diligence and perseverance, I was appointed as the CEO of the facility<text:s/>….</text:p>
      <text:p text:style-name="P3"/>
      <text:p text:style-name="P4"/>
      <text:p text:style-name="P5">Objective :<text:s/></text:p>
      <text:p text:style-name="P6">An<text:s/>ambitious<text:s/>, hard worker , seeking a challenging position ,</text:p>
      <text:p text:style-name="P7">A position where I could utilize my talent and skills and achieving the entity's growth objective .</text:p>
      <text:p text:style-name="P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DengXi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عادي" style:display-name="عادي" style:family="paragraph">
      <style:paragraph-properties style:writing-mode="rl-tb"/>
      <style:text-properties fo:hyphenate="false"/>
    </style:style>
    <style:style style:name="خطالفقرةالافتراضي" style:display-name="خط الفقرة الافتراضي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rl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hmad barkoot</meta:initial-creator>
    <dc:creator>ahmad barkoot</dc:creator>
    <meta:creation-date>2020-07-04T19:07:00Z</meta:creation-date>
    <dc:date>2020-07-09T14:14:00Z</dc:date>
    <meta:template xlink:href="Normal" xlink:type="simple"/>
    <meta:editing-cycles>1</meta:editing-cycles>
    <meta:editing-duration>PT0S</meta:editing-duration>
    <meta:document-statistic meta:page-count="1" meta:paragraph-count="1" meta:word-count="74" meta:character-count="500" meta:row-count="3" meta:non-whitespace-character-count="427"/>
  </office:meta>
</office:document-meta>
</file>